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8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font-name="Arial" fo:font-weight="bold" style:font-name-asian="Arial Unicode MS" style:font-weight-asian="bold" style:font-name-complex="Arial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de" fo:country="DE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weight-asian="bold" style:font-name-complex="Arial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weight="bold" style:font-name-asian="Arial Unicode MS" style:font-weight-asian="bold" style:font-name-complex="Arial" style:font-weight-complex="bold"/>
    </style:style>
    <style:style style:name="ce7" style:family="table-cell" style:parent-style-name="Defaul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font-name="Arial" style:font-name-asian="Arial Unicode MS" style:font-name-complex="Arial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language="en" fo:country="US"/>
    </style:style>
    <style:style style:name="ce26" style:family="table-cell" style:parent-style-name="Default">
      <style:table-cell-properties fo:background-color="#cccccc" fo:wrap-option="wrap" style:vertical-align="top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 style:vertical-align="top"/>
    </style:style>
    <style:style style:name="ce28" style:family="table-cell" style:parent-style-name="Default">
      <style:table-cell-properties fo:wrap-option="wrap" style:vertical-align="top"/>
      <style:paragraph-properties fo:margin-left="0cm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-33% 58%"/>
    </style:style>
    <style:style style:name="T3" style:family="text">
      <style:text-properties fo:color="#000000" style:font-name="Arial" fo:font-size="10pt" fo:font-weight="bold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text-emphasize="none" style:font-relief="none" style:text-overline-style="none" style:text-overline-color="font-color" fo:font-style="italic" style:text-position="0% 100%" style:font-style-asian="italic" style:font-style-complex="italic"/>
    </style:style>
    <style:style style:name="T4" style:family="text">
      <style:text-properties fo:color="#000000" style:font-name="Arial" fo:font-size="10pt" fo:font-weight="bold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text-emphasize="none" style:font-relief="none" style:text-overline-style="none" style:text-overline-color="font-color" fo:font-style="normal" style:text-position="-33% 58%" style:font-style-asian="normal" style:font-style-complex="normal"/>
    </style:style>
    <style:style style:name="T5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color="#000000" style:font-name="Arial" fo:font-size="10pt" fo:font-weight="bold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text-emphasize="none" style:font-relief="none" style:text-overline-style="none" style:text-overline-color="font-color" fo:font-style="normal" style:font-style-asian="normal" style:font-style-complex="normal" style:text-position="0% 100%"/>
    </style:style>
    <style:style style:name="T7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fo:font-size="10pt" style:text-underline-style="none" style:text-underline-color="font-color" style:text-line-through-type="none" fo:font-style="italic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9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text-emphasize="none" style:font-relief="none" style:text-overline-style="none" style:text-overline-color="font-color" style:use-window-font-color="true" fo:font-style="normal" style:text-position="-33% 58%" style:font-style-asian="normal" style:font-style-complex="normal"/>
    </style:style>
    <style:style style:name="T10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Arial" style:font-size-asian="10pt" style:font-size-complex="10pt" style:font-weight-asian="bold" style:font-weight-complex="bold" style:text-emphasize="none" style:font-relief="none" style:text-overline-style="none" style:text-overline-color="font-color" style:use-window-font-color="true" fo:font-style="normal" style:font-style-asian="normal" style:font-style-complex="normal" style:text-position="0% 100%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position="33% 58%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27"/>
        <table:table-row table:style-name="ro1">
          <table:table-cell table:style-name="ce9" office:value-type="string" calcext:value-type="string">
            <text:p>parameter ID</text:p>
          </table:table-cell>
          <table:table-cell table:style-name="ce11" office:value-type="string" calcext:value-type="string">
            <text:p>parameter</text:p>
          </table:table-cell>
          <table:table-cell table:style-name="ce11" office:value-type="string" calcext:value-type="string">
            <text:p><text:s/>description</text:p>
          </table:table-cell>
          <table:table-cell table:style-name="ce11" office:value-type="string" calcext:value-type="string">
            <text:p>type</text:p>
          </table:table-cell>
          <table:table-cell table:style-name="ce26" office:value-type="string" calcext:value-type="string">
            <text:p>un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unique regional identifier (running number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jor_RGI_Region</text:p>
          </table:table-cell>
          <table:table-cell office:value-type="string" calcext:value-type="string">
            <text:p>name of RGI regi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ountain_range_Region</text:p>
          </table:table-cell>
          <table:table-cell office:value-type="string" calcext:value-type="string">
            <text:p>name of major mountain unit in which the GLOF occurre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untry</text:p>
          </table:table-cell>
          <table:table-cell office:value-type="string" calcext:value-type="string">
            <text:p>name of country in which the GLOF occurre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lacier</text:p>
          </table:table-cell>
          <table:table-cell table:style-name="ce18" office:value-type="string" calcext:value-type="string">
            <text:p>name of the glacier that feeds the burst glacier lak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GI_Glacier_Id</text:p>
          </table:table-cell>
          <table:table-cell office:value-type="string" calcext:value-type="string">
            <text:p>glacier ID provided in the RGI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GI_Glacier_Area</text:p>
          </table:table-cell>
          <table:table-cell office:value-type="string" calcext:value-type="string">
            <text:p>RGI polygon are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km<text:span text:style-name="T13">2</text:span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ake</text:p>
          </table:table-cell>
          <table:table-cell office:value-type="string" calcext:value-type="string">
            <text:p>name of the source lak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Lake_type</text:p>
          </table:table-cell>
          <table:table-cell office:value-type="string" calcext:value-type="string">
            <text:p>lake/dam type [e.g. ice-dammed, moraine-dammed,…]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ongitude</text:p>
          </table:table-cell>
          <table:table-cell office:value-type="string" calcext:value-type="string">
            <text:p>longitude coordinate in decimal 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°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Latitude</text:p>
          </table:table-cell>
          <table:table-cell office:value-type="string" calcext:value-type="string">
            <text:p>latitude coordinate in decimal 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°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River</text:p>
          </table:table-cell>
          <table:table-cell table:style-name="ce18" office:value-type="string" calcext:value-type="string">
            <text:p>major river basin that captured the GLOF discharg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Date</text:p>
          </table:table-cell>
          <table:table-cell office:value-type="string" calcext:value-type="string">
            <text:p>date of the floo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Date_Min</text:p>
          </table:table-cell>
          <table:table-cell office:value-type="string" calcext:value-type="string">
            <text:p>earliest possible date of the floo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Date_Max</text:p>
          </table:table-cell>
          <table:table-cell office:value-type="string" calcext:value-type="string">
            <text:p>latest possible date of the floo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Mechanism</text:p>
          </table:table-cell>
          <table:table-cell table:style-name="ce19" office:value-type="string" calcext:value-type="string">
            <text:p>mechanism that lead to lake drainage [e.g. dam breach, overtopping,…]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<text:span text:style-name="T1">Mean_Lake_Volume_V</text:span><text:span text:style-name="T2">L</text:span></text:p>
          </table:table-cell>
          <table:table-cell office:value-type="string" calcext:value-type="string">
            <text:p>lake volume before the flood [mean]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10<text:span text:style-name="T13">6</text:span> m<text:span text:style-name="T13">3</text:span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<text:span text:style-name="T1">Min_</text:span><text:span text:style-name="T3">V</text:span><text:span text:style-name="T4">L</text:span></text:p>
          </table:table-cell>
          <table:table-cell office:value-type="string" calcext:value-type="string">
            <text:p>lake volume before the flood [minimum]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<text:span text:style-name="T12">10</text:span><text:span text:style-name="T14">6</text:span><text:span text:style-name="T12"> m³</text:span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<text:span text:style-name="T1">Max_</text:span><text:span text:style-name="T3">V</text:span><text:span text:style-name="T4">L</text:span></text:p>
          </table:table-cell>
          <table:table-cell office:value-type="string" calcext:value-type="string">
            <text:p>lake volume before the flood [maximum]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<text:span text:style-name="T12">10</text:span><text:span text:style-name="T14">6</text:span><text:span text:style-name="T12"> m³</text:span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<text:span text:style-name="T5">V</text:span><text:span text:style-name="T4">L</text:span><text:span text:style-name="T6">_calculation</text:span></text:p>
          </table:table-cell>
          <table:table-cell table:style-name="ce18" office:value-type="string" calcext:value-type="string">
            <text:p>method used to obtain the lake volume before the floo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<text:span text:style-name="T1">Mean_Flood_Volume_V</text:span><text:span text:style-name="T2">0</text:span></text:p>
          </table:table-cell>
          <table:table-cell office:value-type="string" calcext:value-type="string">
            <text:p>released water volume [mean]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<text:span text:style-name="T12">10</text:span><text:span text:style-name="T14">6</text:span><text:span text:style-name="T12"> m³</text:span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<text:span text:style-name="T1">Min_</text:span><text:span text:style-name="T3">V</text:span><text:span text:style-name="T4">0</text:span></text:p>
          </table:table-cell>
          <table:table-cell office:value-type="string" calcext:value-type="string">
            <text:p>released water volume [minimum]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<text:span text:style-name="T12">10</text:span><text:span text:style-name="T14">6</text:span><text:span text:style-name="T12"> m³</text:span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<text:span text:style-name="T1">Max_</text:span><text:span text:style-name="T3">V</text:span><text:span text:style-name="T4">0</text:span></text:p>
          </table:table-cell>
          <table:table-cell office:value-type="string" calcext:value-type="string">
            <text:p>released water volume [maximum]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<text:span text:style-name="T12">10</text:span><text:span text:style-name="T14">6</text:span><text:span text:style-name="T12"> m³</text:span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<text:span text:style-name="T7">V</text:span><text:span text:style-name="T4">0</text:span><text:span text:style-name="T6">_calculation</text:span></text:p>
          </table:table-cell>
          <table:table-cell table:style-name="ce18" office:value-type="string" calcext:value-type="string">
            <text:p>method used to obtain the released water volu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<text:span text:style-name="T1">Peak_discharge_Q</text:span><text:span text:style-name="T2">p</text:span></text:p>
          </table:table-cell>
          <table:table-cell office:value-type="string" calcext:value-type="string">
            <text:p>maximum flood discharge [mean]</text:p>
          </table:table-cell>
          <table:table-cell office:value-type="string" calcext:value-type="string">
            <text:p>numeric</text:p>
          </table:table-cell>
          <table:table-cell table:style-name="ce28" office:value-type="string" calcext:value-type="string">
            <text:p>m<text:span text:style-name="T13">3</text:span>/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<text:span text:style-name="T1">Min_</text:span><text:span text:style-name="T3">Q</text:span><text:span text:style-name="T4">p</text:span></text:p>
          </table:table-cell>
          <table:table-cell office:value-type="string" calcext:value-type="string">
            <text:p><text:span text:style-name="T11">maximum flood discharge</text:span> [minimum]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<text:span text:style-name="T12">m</text:span><text:span text:style-name="T14">3</text:span><text:span text:style-name="T12">/s</text:span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<text:span text:style-name="T1">Max_</text:span><text:span text:style-name="T3">Q</text:span><text:span text:style-name="T4">p</text:span></text:p>
          </table:table-cell>
          <table:table-cell office:value-type="string" calcext:value-type="string">
            <text:p><text:span text:style-name="T11">maximum flood discharge</text:span> [maximum]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<text:span text:style-name="T12">m</text:span><text:span text:style-name="T14">3</text:span><text:span text:style-name="T12">/s</text:span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<text:span text:style-name="T8">Q</text:span><text:span text:style-name="T9">p</text:span><text:span text:style-name="T10">_calculation</text:span></text:p>
          </table:table-cell>
          <table:table-cell table:style-name="ce19" office:value-type="string" calcext:value-type="string">
            <text:p>method used to obtain the maximum flood discharg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Impact_and_destruction</text:p>
          </table:table-cell>
          <table:table-cell office:value-type="string" calcext:value-type="string">
            <text:p>text description of the reported flood impac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reported_impacts</text:p>
          </table:table-cell>
          <table:table-cell office:value-type="string" calcext:value-type="string">
            <text:p><text:span text:style-name="T12">reported impact categorized by informativeness of the </text:span>descripti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x – impacts were reported and described; u – impacts are reported but of unknown type; a – impacted features were only affected not damaged or destroye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conomic_losses</text:p>
          </table:table-cell>
          <table:table-cell office:value-type="string" calcext:value-type="string">
            <text:p>indication of occurrence of economic loss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x – y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D_buildings</text:p>
          </table:table-cell>
          <table:table-cell table:style-name="ce20" office:value-type="string" calcext:value-type="string">
            <text:p>categorized description of reported impacts concerning buildings</text:p>
          </table:table-cell>
          <table:table-cell office:value-type="string" calcext:value-type="string">
            <text:p>integer/character</text:p>
          </table:table-cell>
          <table:table-cell office:value-type="string" calcext:value-type="string">
            <text:p>x – buildings were damaged or destroyed, unknown exact number of damaged buildings; a – buildings were affected, unknown exact number of affected buildings; number [1,2,…] – amount of damaged building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D_bridges</text:p>
          </table:table-cell>
          <table:table-cell office:value-type="string" calcext:value-type="string">
            <text:p>categorized description of reported impacts concerning bridges</text:p>
          </table:table-cell>
          <table:table-cell office:value-type="string" calcext:value-type="string">
            <text:p>integer/character</text:p>
          </table:table-cell>
          <table:table-cell office:value-type="string" calcext:value-type="string">
            <text:p>x – bridges were damaged or destroyed, unknown exact number of damaged bridges; a – bridges were affected, unknown exact number of affected bridges; number [1,2,…] – amount of damaged bridg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D_roads_paths</text:p>
          </table:table-cell>
          <table:table-cell office:value-type="string" calcext:value-type="string">
            <text:p>categorized description of reported impacts concerning roads or paths</text:p>
          </table:table-cell>
          <table:table-cell office:value-type="string" calcext:value-type="string">
            <text:p>integer/character</text:p>
          </table:table-cell>
          <table:table-cell office:value-type="string" calcext:value-type="string">
            <text:p>x – roads or paths were damaged (e.g. washed away), unknown exact number of damaged roads/paths; a – roads/paths were affected (e.g. covered by debris), unknown exact number of affected roads/paths; number [1,2,…] – amount of damaged roads/path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D_railroads</text:p>
          </table:table-cell>
          <table:table-cell office:value-type="string" calcext:value-type="string">
            <text:p>categorized description of reported impacts concerning railroads</text:p>
          </table:table-cell>
          <table:table-cell office:value-type="string" calcext:value-type="string">
            <text:p>integer/character</text:p>
          </table:table-cell>
          <table:table-cell office:value-type="string" calcext:value-type="string">
            <text:p><text:span text:style-name="T11">x – railway tracks were damaged, unknown exact number of damaged railway tracks; a –  railway tracks </text:span>were affected (e.g. covered by debris), unknown exact number of affected railway tracks; number [1,2,…] – amount of damaged railway track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D_utilities</text:p>
          </table:table-cell>
          <table:table-cell office:value-type="string" calcext:value-type="string">
            <text:p>categorized description of reported impacts concerning utilities (e.g. water or electricity supply schemes)</text:p>
          </table:table-cell>
          <table:table-cell office:value-type="string" calcext:value-type="string">
            <text:p>integer/character</text:p>
          </table:table-cell>
          <table:table-cell office:value-type="string" calcext:value-type="string">
            <text:p><text:span text:style-name="T11">x – utilities were damaged, unknown exact number of damaged utility plants; a –  utility plants </text:span>were affected, unknown exact number of affected features; number [1,2,…] – amount of damaged utility pl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D_flood_protection</text:p>
          </table:table-cell>
          <table:table-cell office:value-type="string" calcext:value-type="string">
            <text:p>categorized description of reported impacts concerning flood protection measures (e.g. levees)</text:p>
          </table:table-cell>
          <table:table-cell office:value-type="string" calcext:value-type="string">
            <text:p>integer/character</text:p>
          </table:table-cell>
          <table:table-cell office:value-type="string" calcext:value-type="string">
            <text:p>x – flood protection feature were damaged, unknown exact number of damaged features; a – flood protection features were affected; number [1,2,…] – amount of damaged flood protection featur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D_environmental</text:p>
          </table:table-cell>
          <table:table-cell office:value-type="string" calcext:value-type="string">
            <text:p>indication of occurrence of environmental damage (e.g. die back of fish populations)</text:p>
          </table:table-cell>
          <table:table-cell office:value-type="string" calcext:value-type="string">
            <text:p>integer/character</text:p>
          </table:table-cell>
          <table:table-cell office:value-type="string" calcext:value-type="string">
            <text:p>x – y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resettlement</text:p>
          </table:table-cell>
          <table:table-cell office:value-type="string" calcext:value-type="string">
            <text:p>indication of reported resettlement after the flood</text:p>
          </table:table-cell>
          <table:table-cell office:value-type="string" calcext:value-type="string">
            <text:p>integer/character</text:p>
          </table:table-cell>
          <table:table-cell office:value-type="string" calcext:value-type="string">
            <text:p>x – 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reported_fatalities</text:p>
          </table:table-cell>
          <table:table-cell office:value-type="string" calcext:value-type="string">
            <text:p>reported fatalities in consequence of the flood</text:p>
          </table:table-cell>
          <table:table-cell office:value-type="string" calcext:value-type="string">
            <text:p>integer/character</text:p>
          </table:table-cell>
          <table:table-cell office:value-type="string" calcext:value-type="string">
            <text:p>x – yes (exact number is unknown); number [1,2,…] – total number of reported fataliti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Further_comments</text:p>
          </table:table-cell>
          <table:table-cell office:value-type="string" calcext:value-type="string">
            <text:p>additional information (e.g. occurrence of extreme weather events before the flood, mean discharge, non-numeric descriptions of flood characteristics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First_reference_found</text:p>
          </table:table-cell>
          <table:table-cell office:value-type="string" calcext:value-type="string">
            <text:p>year of earliest reference found that mentions the even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YYY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Reference</text:p>
          </table:table-cell>
          <table:table-cell office:value-type="string" calcext:value-type="string">
            <text:p>list of references viewed to gather the provided information on the even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Reference_comments</text:p>
          </table:table-cell>
          <table:table-cell office:value-type="string" calcext:value-type="string">
            <text:p>additional comments on viewed reference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Lake_area_before</text:p>
          </table:table-cell>
          <table:table-cell office:value-type="string" calcext:value-type="string">
            <text:p>lake area before the outburst derived from mapped lake polygon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m<text:span text:style-name="T13">2</text:span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Perimeter_before</text:p>
          </table:table-cell>
          <table:table-cell office:value-type="string" calcext:value-type="string">
            <text:p>lake perimeter before the outburst derived from mapped lake polygon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Image_date_before</text:p>
          </table:table-cell>
          <table:table-cell office:value-type="string" calcext:value-type="string">
            <text:p>date of image used for mapping the lake outline before the GLOF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Satellite_before</text:p>
          </table:table-cell>
          <table:table-cell office:value-type="string" calcext:value-type="string">
            <text:p>name of satellite of used imagery (before GLOF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cenename_before</text:p>
          </table:table-cell>
          <table:table-cell office:value-type="string" calcext:value-type="string">
            <text:p>scenename of image used for mapping (pre GLOF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ertainty_level_before</text:p>
          </table:table-cell>
          <table:table-cell office:value-type="string" calcext:value-type="string">
            <text:p>level of mapping certainty of the lake outline before the GLOF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<text:span text:style-name="T11">2 – certain (high visibility of the lake shore); 1 – uncertain </text:span><text:span text:style-name="T15">(</text:span><text:span text:style-name="T16">clouds, shadow or snow cover small parts of the lake shore</text:span><text:span text:style-name="T15">)</text:span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Lake_area_after</text:p>
          </table:table-cell>
          <table:table-cell office:value-type="string" calcext:value-type="string">
            <text:p>lake area after the outburst derived from mapped lake polygon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m<text:span text:style-name="T13">2</text:span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erimeter_after</text:p>
          </table:table-cell>
          <table:table-cell office:value-type="string" calcext:value-type="string">
            <text:p>lake perimeter after the outburst derived from mapped lake polygon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Image_date_after</text:p>
          </table:table-cell>
          <table:table-cell office:value-type="string" calcext:value-type="string">
            <text:p>date of image used for mapping the lake outline after the GLOF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Satellite_after</text:p>
          </table:table-cell>
          <table:table-cell office:value-type="string" calcext:value-type="string">
            <text:p>name of satellite of used imagery (after GLOF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Scenename_after</text:p>
          </table:table-cell>
          <table:table-cell office:value-type="string" calcext:value-type="string">
            <text:p>scenename of image used for mapping (after GLOF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Certainty_level_after</text:p>
          </table:table-cell>
          <table:table-cell office:value-type="string" calcext:value-type="string">
            <text:p>level of mapping certainty of the lake outline after the GLOF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2 – certain (high visibility of the lake shore); 1 – uncertain (clouds, shadow or snow cover small parts of the lake shore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Lake_area_comments</text:p>
          </table:table-cell>
          <table:table-cell office:value-type="string" calcext:value-type="string">
            <text:p>mapping commen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 style:data-style-name="N2" text:time-value="10:44:41.4184671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10T10:53:52.280715106</meta:creation-date>
    <meta:generator>LibreOffice/7.2.2.2$MacOSX_X86_64 LibreOffice_project/02b2acce88a210515b4a5bb2e46cbfb63fe97d56</meta:generator>
    <dc:date>2022-11-17T10:45:55.183402839</dc:date>
    <meta:editing-duration>PT1H11M8S</meta:editing-duration>
    <meta:editing-cycles>8</meta:editing-cycles>
    <meta:document-statistic meta:table-count="1" meta:cell-count="290" meta:object-count="0"/>
  </office:meta>
</office:document-meta>
</file>